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1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2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rebuchet M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017" table:default-cell-style-name="ce4"/>
        <table:table-row table:style-name="ro1"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eamCMD</text:p>
          </table:table-cell>
          <table:table-cell table:style-name="ce1" office:value-type="string" calcext:value-type="string">
            <text:p>Anonymous Login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developer.valvesoftware.com/wiki/7_Days_to_Die_Dedicated_Server" xlink:type="simple">7 Days to Die Dedicated Server</text:a></text:p>
          </table:table-cell>
          <table:table-cell table:style-name="ce2" office:value-type="float" office:value="294420" calcext:value-type="float">
            <text:p>294420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Game purchase requi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K: Survival Evolved Dedicated Server</text:p>
          </table:table-cell>
          <table:table-cell table:style-name="ce2" office:value-type="float" office:value="376030" calcext:value-type="float">
            <text:p>376030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community.bistudio.com/wiki/Arma_3_Dedicated_Server" xlink:type="simple">Arma 3 Dedicated Server</text:a></text:p>
          </table:table-cell>
          <table:table-cell table:style-name="ce2" office:value-type="float" office:value="233780" calcext:value-type="float">
            <text:p>233780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lack Mesa: Deathmatch Dedicated Server</text:p>
          </table:table-cell>
          <table:table-cell table:style-name="ce2" office:value-type="float" office:value="346680" calcext:value-type="float">
            <text:p>34668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rainBread 2 Dedicated Server</text:p>
          </table:table-cell>
          <table:table-cell table:style-name="ce2" office:value-type="float" office:value="346330" calcext:value-type="float">
            <text:p>346330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style-name="ce2" office:value-type="string" calcext:value-type="string">
            <text:p><text:a xlink:href="https://developer.valvesoftware.com/wiki/Brainbread_2" xlink:type="simple">Wiki page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www.blade-symphony.com/server-guide/" xlink:type="simple">Blade Symphony Dedicated Server</text:a></text:p>
          </table:table-cell>
          <table:table-cell table:style-name="ce2" office:value-type="float" office:value="228780" calcext:value-type="float">
            <text:p>22878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ame Purchase Requi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lazeRush Dedicated Server</text:p>
          </table:table-cell>
          <table:table-cell table:style-name="ce2" office:value-type="float" office:value="332850" calcext:value-type="float">
            <text:p>33285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ounter-Strike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<text:a xlink:href="https://developer.valvesoftware.com/wiki/Counter-Strike:_Global_Offensive_Dedicated_Servers" xlink:type="simple">Counter-Strike Global Offensive Dedicated Server</text:a>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Game Purchase Required for public ser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unter-Strike: Condition Zero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czero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unter-Strike: Source Dedicated Server</text:p>
          </table:table-cell>
          <table:table-cell table:style-name="ce2" office:value-type="float" office:value="232330" calcext:value-type="float">
            <text:p>23233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hivalry Medieval Warfare Dedicated Server</text:p>
          </table:table-cell>
          <table:table-cell table:style-name="ce2" office:value-type="float" office:value="220070" calcext:value-type="float">
            <text:p>22007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ark Horizons: Mechanized Corps Dedicated Server</text:p>
          </table:table-cell>
          <table:table-cell table:style-name="ce2" office:value-type="float" office:value="312070" calcext:value-type="float">
            <text:p>31207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ay of Defeat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od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y of Defeat: Source Dedicated Server</text:p>
          </table:table-cell>
          <table:table-cell table:style-name="ce2" office:value-type="float" office:value="232290" calcext:value-type="float">
            <text:p>2322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ay of Infamy Dedicated Server</text:p>
          </table:table-cell>
          <table:table-cell table:style-name="ce2" office:value-type="float" office:value="462310" calcext:value-type="float">
            <text:p>46231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eathmatch Classic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mc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ta 2 Dedicated Server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on't Starve Together Dedicated Server</text:p>
          </table:table-cell>
          <table:table-cell table:style-name="ce2" office:value-type="float" office:value="343050" calcext:value-type="float">
            <text:p>34305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istful of Frags Server</text:p>
          </table:table-cell>
          <table:table-cell table:style-name="ce2" office:value-type="float" office:value="295230" calcext:value-type="float">
            <text:p>29523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wiki.garrysmod.com/page/Hosting_A_Dedicated_Server" xlink:type="simple">Garry's Mod Dedicated Server</text:a></text:p>
          </table:table-cell>
          <table:table-cell table:style-name="ce2" office:value-type="float" office:value="4020" calcext:value-type="float">
            <text:p>402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alf-Life 2: Deathmatch Dedicated Server</text:p>
          </table:table-cell>
          <table:table-cell table:style-name="ce2" office:value-type="float" office:value="232370" calcext:value-type="float">
            <text:p>23237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urtworld dedicated server</text:p>
          </table:table-cell>
          <table:table-cell table:style-name="ce2" office:value-type="float" office:value="405100" calcext:value-type="float">
            <text:p>40510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Bat file for server: <text:a xlink:href="https://github.com/jamiebatch452/Useful-Files/blob/master/hurtworldserver.bat" xlink:type="simple">Bat file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lf-Life Deathmatch: Source Dedicated server</text:p>
          </table:table-cell>
          <table:table-cell table:style-name="ce2" office:value-type="float" office:value="255470" calcext:value-type="float">
            <text:p>25547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alf-Life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s://developer.valvesoftware.com/wiki/Half-Life_Dedicated_Server" xlink:type="simple">Wiki page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Half-Life: Opposing Force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gearbox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developer.valvesoftware.com/wiki/Insurgency_2014_Dedicated_Server" xlink:type="simple">Insurgency 2014 Dedicated Server</text:a></text:p>
          </table:table-cell>
          <table:table-cell table:style-name="ce2" office:value-type="float" office:value="237410" calcext:value-type="float">
            <text:p>23741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Insurgency: Modern Infantry Combat Dedicated Server</text:p>
          </table:table-cell>
          <table:table-cell table:style-name="ce2" office:value-type="float" office:value="17705" calcext:value-type="float">
            <text:p>17705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Just Cause 2: Multiplayer - Dedicated Server</text:p>
          </table:table-cell>
          <table:table-cell table:style-name="ce2" office:value-type="float" office:value="261140" calcext:value-type="float">
            <text:p>26114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<text:a xlink:href="http://wiki.tripwireinteractive.com/index.php?title=Dedicated_Server_(KillingFloor)" xlink:type="simple">Killing Floor Dedicated Server - Linux</text:a></text:p>
          </table:table-cell>
          <table:table-cell table:style-name="ce2" office:value-type="float" office:value="215360" calcext:value-type="float">
            <text:p>2153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lease create a new account or use a pre-existing one, account doesn't need to own the game; or else you will get the dreaded "ERROR! Failed to install app '215360' (No subscription)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illing Floor 2 Dedicated Server</text:p>
          </table:table-cell>
          <table:table-cell table:style-name="ce2" office:value-type="float" office:value="232130" calcext:value-type="float">
            <text:p>23213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7">
          <table:table-cell table:style-name="ce2" office:value-type="string" calcext:value-type="string">
            <text:p>Left 4 Dead 2 Dedicated Server</text:p>
          </table:table-cell>
          <table:table-cell table:style-name="ce2" office:value-type="float" office:value="222860" calcext:value-type="float">
            <text:p>22286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Left 4 Dead Dedicated Server</text:p>
          </table:table-cell>
          <table:table-cell table:style-name="ce2" office:value-type="float" office:value="222840" calcext:value-type="float">
            <text:p>22284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wiki.unknownworlds.com/ns2/Dedicated_Server" xlink:type="simple">Natural Selection 2 Dedicated Server</text:a>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wiki.unknownworlds.com/ns2/Dedicated_Server" xlink:type="simple">NS2: Combat Dedicated Server</text:a></text:p>
          </table:table-cell>
          <table:table-cell table:style-name="ce2" office:value-type="float" office:value="313900" calcext:value-type="float">
            <text:p>31390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No More Room In Hell Dedicated Server</text:p>
          </table:table-cell>
          <table:table-cell table:style-name="ce2" office:value-type="float" office:value="317670" calcext:value-type="float">
            <text:p>317670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style-name="ce2" office:value-type="string" calcext:value-type="string">
            <text:p><text:a xlink:href="http://wiki.nomoreroominhell.com/wiki/Dedicated_Server_Setup" xlink:type="simple">Official Page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outofreach.gamepedia.com/Dedicated_Servers_Installation" xlink:type="simple">Out of Reach Dedicated Server</text:a></text:p>
          </table:table-cell>
          <table:table-cell table:style-name="ce2" office:value-type="float" office:value="406800" calcext:value-type="float">
            <text:p>40680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irates, Vikings, and Knights II Dedicated Server</text:p>
          </table:table-cell>
          <table:table-cell table:style-name="ce2" office:value-type="float" office:value="17575" calcext:value-type="float">
            <text:p>17575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pzwiki.net/wiki/Multiplayer_FAQ" xlink:type="simple">Project Zomboid Dedicated Server</text:a></text:p>
          </table:table-cell>
          <table:table-cell table:style-name="ce2" office:value-type="float" office:value="108600" calcext:value-type="float">
            <text:p>108600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Game Purchase Requi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d Orchestra Linux Dedicated Server</text:p>
          </table:table-cell>
          <table:table-cell table:style-name="ce2" office:value-type="float" office:value="223250" calcext:value-type="float">
            <text:p>223250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icochet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ricochet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developer.valvesoftware.com/wiki/Rust_Dedicated_Server" xlink:type="simple">Rust Dedicated Server</text:a></text:p>
          </table:table-cell>
          <table:table-cell table:style-name="ce2" office:value-type="float" office:value="258550" calcext:value-type="float">
            <text:p>25855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erious Sam 3 Dedicated Server</text:p>
          </table:table-cell>
          <table:table-cell table:style-name="ce2" office:value-type="float" office:value="41080" calcext:value-type="float">
            <text:p>41080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2"/>
          <table:table-cell table:number-columns-repeated="1017"/>
        </table:table-row>
        <table:table-row table:style-name="ro8">
          <table:table-cell table:style-name="ce2" office:value-type="string" calcext:value-type="string">
            <text:p>Sven Co-op Dedicated Server</text:p>
          </table:table-cell>
          <table:table-cell table:style-name="ce2" office:value-type="float" office:value="276060" calcext:value-type="float">
            <text:p>276060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Note: for ubuntu server install apt-get install libssl1.0.0:i386 &amp; for Debian:dpkg --add-architecture i386 apt-get install libstdc++6:i386 libssl1.0.0:i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urce SDK Base 2006 MP Dedicated Server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Bug:Linux files mis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urce 2007 Dedicated Server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ource Dedicated Server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ource SDK Base 2013 Dedicated Server</text:p>
          </table:table-cell>
          <table:table-cell table:style-name="ce2" office:value-type="float" office:value="244310" calcext:value-type="float">
            <text:p>24431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squad.gamepedia.com/Server_Configuration" xlink:type="simple">Squad Dedicated Server</text:a></text:p>
          </table:table-cell>
          <table:table-cell table:style-name="ce2" office:value-type="float" office:value="403240" calcext:value-type="float">
            <text:p>40324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joinsquad.com/" xlink:type="simple">Official Page</text:a></text:p>
          </table:table-cell>
          <table:table-cell table:number-columns-repeated="1017"/>
        </table:table-row>
        <table:table-row table:style-name="ro9">
          <table:table-cell table:style-name="ce2" office:value-type="string" calcext:value-type="string">
            <text:p><text:a xlink:href="http://starbounder.org/Guide:Setting_Up_Multiplayer" xlink:type="simple">Starbound Dedicated server</text:a></text:p>
          </table:table-cell>
          <table:table-cell table:style-name="ce2" office:value-type="float" office:value="211820" calcext:value-type="float">
            <text:p>211820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Game Purchase Requi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wiki.teamfortress.com/wiki/Linux_dedicated_server" xlink:type="simple">Team Fortress 2 Dedicated Server</text:a></text:p>
          </table:table-cell>
          <table:table-cell table:style-name="ce2" office:value-type="float" office:value="232250" calcext:value-type="float">
            <text:p>23225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10">
          <table:table-cell table:style-name="ce2" office:value-type="string" calcext:value-type="string">
            <text:p>Team Fortress Classic Dedicated Serve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tfc"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hip Dedicated Server</text:p>
          </table:table-cell>
          <table:table-cell table:style-name="ce2" office:value-type="float" office:value="2403" calcext:value-type="float">
            <text:p>2403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steamcommunity.com/sharedfiles/filedetails/?id=662378924" xlink:type="simple">Tower Unite Dedicated Server</text:a></text:p>
          </table:table-cell>
          <table:table-cell table:style-name="ce2" office:value-type="float" office:value="439660" calcext:value-type="float">
            <text:p>43966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2" office:value-type="string" calcext:value-type="string">
            <text:p>Terraria Dedicated Server</text:p>
          </table:table-cell>
          <table:table-cell table:style-name="ce2" office:value-type="float" office:value="105600" calcext:value-type="float">
            <text:p>105600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Game Purchase Requi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turned Dedicated Server</text:p>
          </table:table-cell>
          <table:table-cell table:style-name="ce2" office:value-type="float" office:value="1110390" calcext:value-type="float">
            <text:p>1110390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Zombie Panic Source Dedicated Server</text:p>
          </table:table-cell>
          <table:table-cell table:style-name="ce2" office:value-type="float" office:value="17505" calcext:value-type="float">
            <text:p>17505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Default"/>
          <table:table-cell table:number-columns-repeated="1017"/>
        </table:table-row>
        <table:table-row table:style-name="ro1" table:number-rows-repeated="10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2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 table:number-rows-repeated="5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5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2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 table:number-rows-repeated="4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 table:number-rows-repeated="2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 table:number-rows-repeated="6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9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 table:number-rows-repeated="4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19"/>
        </table:table-row>
        <table:table-row table:style-name="ro1" table:number-rows-repeated="104846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2:09:17.974000000</meta:creation-date>
    <dc:date>2020-12-21T13:34:22.542000000</dc:date>
    <meta:editing-duration>PT33M49S</meta:editing-duration>
    <meta:editing-cycles>4</meta:editing-cycles>
    <meta:generator>LibreOffice/6.0.6.2$Windows_X86_64 LibreOffice_project/0c292870b25a325b5ed35f6b45599d2ea4458e77</meta:generator>
    <meta:document-statistic meta:table-count="1" meta:cell-count="253" meta:object-count="0"/>
  </office:meta>
</office:document-meta>
</file>